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guardiente" svg:font-family="Aguardient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background-color="#ffffff">
        <style:background-image/>
      </style:paragraph-properties>
      <style:text-properties fo:color="#000000" style:font-name="Courier New"/>
    </style:style>
    <style:style style:name="P2" style:family="paragraph" style:parent-style-name="Preformatted_20_Text">
      <style:paragraph-properties fo:line-height="150%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line-height="150%" fo:background-color="#ffffff">
        <style:tab-stops>
          <style:tab-stop style:position="1.323cm"/>
          <style:tab-stop style:position="14.817cm" style:leader-style="dotted" style:leader-text="."/>
        </style:tab-stops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line-height="150%" fo:background-color="#ffffff">
        <style:tab-stops>
          <style:tab-stop style:position="4.683cm"/>
          <style:tab-stop style:position="10.719cm" style:leader-style="dotted" style:leader-text="."/>
        </style:tab-stops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line-height="150%" fo:background-color="#ffffff">
        <style:tab-stops>
          <style:tab-stop style:position="3.731cm"/>
          <style:tab-stop style:position="10.209cm" style:leader-style="dotted" style:leader-text="."/>
        </style:tab-stops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line-height="150%" fo:background-color="#ffffff">
        <style:background-image/>
      </style:paragraph-properties>
      <style:text-properties fo:color="#808080" style:font-name="Courier New" fo:font-style="italic"/>
    </style:style>
    <style:style style:name="P7" style:family="paragraph" style:parent-style-name="Preformatted_20_Text">
      <style:paragraph-properties fo:margin-top="0cm" fo:margin-bottom="0.499cm" fo:line-height="150%" fo:background-color="#ffffff">
        <style:background-image/>
      </style:paragraph-properties>
      <style:text-properties fo:color="#000000" style:font-name="Courier New"/>
    </style:style>
    <style:style style:name="P8" style:family="paragraph" style:parent-style-name="Preformatted_20_Text">
      <style:paragraph-properties fo:line-height="150%" fo:background-color="#ffffff">
        <style:background-image/>
      </style:paragraph-properties>
      <style:text-properties fo:color="#000000" style:font-name="Courier New"/>
    </style:style>
    <style:style style:name="P9" style:family="paragraph" style:parent-style-name="Preformatted_20_Text">
      <style:paragraph-properties fo:line-height="150%" fo:background-color="#ffffff">
        <style:background-image/>
      </style:paragraph-properties>
      <style:text-properties fo:color="#000000"/>
    </style:style>
    <style:style style:name="P10" style:family="paragraph" style:parent-style-name="Preformatted_20_Text">
      <style:paragraph-properties fo:margin-top="0cm" fo:margin-bottom="0.499cm" fo:line-height="150%" fo:background-color="#ffffff">
        <style:background-image/>
      </style:paragraph-properties>
      <style:text-properties fo:color="#000000" style:font-name="Courier New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Courier New" fo:font-weight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italic"/>
    </style:style>
    <style:style style:name="T5" style:family="text">
      <style:text-properties style:font-name="Courier New" fo:font-style="italic" fo:font-weight="bold" style:font-weight-asian="bold" style:font-weight-complex="bold"/>
    </style:style>
    <style:style style:name="T6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style:font-name="Courier New" fo:font-size="9pt" fo:font-style="italic" fo:font-weight="bold" style:font-size-asian="9pt" style:font-weight-asian="bold" style:font-size-complex="9pt" style:font-weight-complex="bold"/>
    </style:style>
    <style:style style:name="T8" style:family="text">
      <style:text-properties fo:color="#808080"/>
    </style:style>
    <style:style style:name="T9" style:family="text">
      <style:text-properties fo:color="#808080" style:font-name="Courier New"/>
    </style:style>
    <style:style style:name="T10" style:family="text">
      <style:text-properties fo:color="#660e7a" style:font-name="Courier New" fo:font-style="italic" fo:font-weight="bold"/>
    </style:style>
    <style:style style:name="T11" style:family="text">
      <style:text-properties fo:color="#0000ff" style:font-name="Courier New"/>
    </style:style>
    <style:style style:name="T12" style:family="text">
      <style:text-properties fo:color="#008000" style:font-name="Courier New" fo:font-weight="bold"/>
    </style:style>
    <style:style style:name="T13" style:family="text">
      <style:text-properties fo:color="#008000" style:font-name="Courier New" fo:font-weight="bold" fo:background-color="#ffe4ff"/>
    </style:style>
    <style:style style:name="T14" style:family="text">
      <style:text-properties fo:color="#008000" fo:font-weight="bold"/>
    </style:style>
    <style:style style:name="T1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6" style:family="text">
      <style:text-properties fo:color="#996633" fo:font-size="9pt" fo:font-style="italic" style:font-size-asian="9pt" style:font-style-asian="italic" style:font-size-complex="9pt" style:font-style-complex="italic"/>
    </style:style>
    <style:style style:name="T17" style:family="text">
      <style:text-properties fo:color="#ff3333" style:font-name="Aguardiente" fo:font-weight="bold" style:font-weight-asian="bold" style:font-weight-complex="bold"/>
    </style:style>
    <style:style style:name="T18" style:family="text">
      <style:text-properties style:font-name="Courier New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 void </text:span>MBMI(View view) {</text:p>
      <text:p text:style-name="P1"/>
      <text:p text:style-name="P2"><text:s text:c="2"/><text:span text:style-name="T15"><text:s text:c="2"/></text:span><text:span text:style-name="T6">/* Getting the double value of the number entered into an editTextWeight */</text:span></text:p>
      <text:p text:style-name="P6"/>
      <text:p text:style-name="P2"><text:span text:style-name="T8"><text:s text:c="4"/></text:span><text:span text:style-name="T3">EditText editWeight=(EditText)findViewById(R.id.</text:span><text:span text:style-name="T10">editTextWeight</text:span><text:span text:style-name="T3">);</text:span></text:p>
      <text:p text:style-name="P2"><text:s text:c="4"/><text:span text:style-name="T3">Double weight=Double.</text:span><text:span text:style-name="T4">parseDouble</text:span><text:span text:style-name="T3">(editWeight.getText().toString());</text:span></text:p>
      <text:p text:style-name="P1"/>
      <text:p text:style-name="P1"/>
      <text:p text:style-name="P2"><text:s text:c="4"/><text:span text:style-name="T6">/* Getting the Integer value of the number entered into an editTextHeight */</text:span></text:p>
      <text:p text:style-name="P6"/>
      <text:p text:style-name="P3"><text:span text:style-name="T8"><text:s text:c="2"/></text:span><text:span text:style-name="T17"><text:s text:c="2"/><text:tab/></text:span><text:span text:style-name="T18"><text:tab/></text:span></text:p>
      <text:p text:style-name="P2"><text:s text:c="4"/><text:span text:style-name="T3">Integer height=Integer.</text:span><text:span text:style-name="T4">parseInt</text:span><text:span text:style-name="T3">(editHeight.getText().toString());</text:span></text:p>
      <text:p text:style-name="P1"/>
      <text:p text:style-name="P1"/>
      <text:p text:style-name="P2"><text:s text:c="4"/><text:span text:style-name="T6">/* Creating double variable named bmi and assigning it a value counted bmi according <text:tab/>to the right formula/</text:span></text:p>
      <text:p text:style-name="P6"/>
      <text:p text:style-name="P5"><text:span text:style-name="T8"><text:s text:c="4"/></text:span><text:span text:style-name="T3">Double bmi=<text:tab/><text:tab/> <text:s/>;</text:span></text:p>
      <text:p text:style-name="P1"/>
      <text:p text:style-name="P1"/>
      <text:p text:style-name="P2"><text:s text:c="3"/><text:span text:style-name="T16"><text:s/></text:span><text:span text:style-name="T6">/* Creating String variable named message*/</text:span></text:p>
      <text:p text:style-name="P2"><text:span text:style-name="T3"><text:tab/>String message;</text:span></text:p>
      <text:p text:style-name="P1"/>
      <text:p text:style-name="P1"/>
      <text:p text:style-name="P2"><text:s text:c="4"/><text:span text:style-name="T6">/* Creating if statement using variable bmi*/</text:span><text:span text:style-name="T5"><text:tab/></text:span></text:p>
      <text:p text:style-name="P6"/>
      <text:p text:style-name="P2"><text:span text:style-name="T8"><text:s text:c="4"/></text:span><text:span text:style-name="T2">if</text:span><text:span text:style-name="T3">(bmi&lt;=</text:span><text:span text:style-name="T11">18.5</text:span><text:span text:style-name="T3">) message=</text:span><text:span text:style-name="T12">getString(R.string.</text:span><text:span text:style-name="T10">underweight_message</text:span><text:span text:style-name="T12">)</text:span><text:span text:style-name="T3">;</text:span></text:p>
      <text:p text:style-name="P4"><text:s text:c="4"/><text:span text:style-name="T2">else if</text:span><text:span text:style-name="T3">(bmi&gt;=</text:span><text:span text:style-name="T11">25</text:span><text:span text:style-name="T3">) <text:tab/><text:tab/></text:span></text:p>
      <text:p text:style-name="P2"><text:s text:c="4"/><text:span text:style-name="T2">else </text:span><text:span text:style-name="T3">message=</text:span><text:span text:style-name="T12">getString(R.string.</text:span><text:span text:style-name="T10">right_weight_message</text:span><text:span text:style-name="T12">)</text:span><text:span text:style-name="T3">;</text:span></text:p>
      <text:p text:style-name="P1"/>
      <text:p text:style-name="P1"/>
      <text:p text:style-name="P2"><text:s text:c="3"/><text:span text:style-name="T16"><text:s/></text:span><text:span text:style-name="T6">/*Creating Toast message showing the result of if statement */</text:span></text:p>
      <text:p text:style-name="P2"><text:span text:style-name="T8"><text:s text:c="4"/></text:span><text:span text:style-name="T3">Toast.</text:span><text:span text:style-name="T4">makeText</text:span><text:span text:style-name="T3">(getApplicationContext(),message, Toast.</text:span><text:span text:style-name="T10">LENGTH_LONG</text:span><text:span text:style-name="T3">).show();</text:span></text:p>
      <text:p text:style-name="P1"/>
      <text:p text:style-name="P1"/>
      <text:p text:style-name="P2"><text:span text:style-name="T3"><text:tab/></text:span><text:span text:style-name="T7">/* Clearing editText files to use it again*/</text:span></text:p>
      <text:p text:style-name="P1"><text:tab/>editHeight.setText(<text:span text:style-name="T14">""</text:span>);</text:p>
      <text:p text:style-name="P7"><text:tab/>editWeight.setText(<text:span text:style-name="T14">""</text:span>);</text:p>
      <text:p text:style-name="P1"/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Arial2" svg:font-family="Arial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guardiente" svg:font-family="Aguardient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00:14:59.42</meta:creation-date>
    <dc:date>2018-04-06T10:16:10.88</dc:date>
    <meta:editing-duration>PT38M3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21" meta:word-count="102" meta:character-count="1030"/>
  </office:meta>
</office:document-meta>
</file>